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ckContextURLStreamHandler.BlockContextURLStreamHandler( Map blockContex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extURLStreamHandler.openConnection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